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rotation-align="none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plyn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R_d</text:p>
          </table:table-cell>
          <table:table-cell office:value-type="string" calcext:value-type="string">
            <text:p>R_d_er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dpary</text:p>
          </table:table-cell>
          <table:table-cell office:value-type="string" calcext:value-type="string">
            <text:p>odpar_er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1" calcext:value-type="float">
            <text:p>1</text:p>
          </table:table-cell>
          <table:table-cell table:style-name="Normální_20_3" office:value-type="string" calcext:value-type="string">
            <text:p>MCH</text:p>
          </table:table-cell>
          <table:table-cell office:value-type="float" office:value="1216.16831" calcext:value-type="float">
            <text:p>1216,16831</text:p>
          </table:table-cell>
          <table:table-cell office:value-type="float" office:value="86.0015927091785" calcext:value-type="float">
            <text:p>86,001592709178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.35" calcext:value-type="float">
            <text:p>18,35</text:p>
          </table:table-cell>
          <table:table-cell office:value-type="float" office:value="894.335683543965" calcext:value-type="float">
            <text:p>894,335683543965</text:p>
          </table:table-cell>
          <table:table-cell office:value-type="float" office:value="8.94426238317421" calcext:value-type="float">
            <text:p>8,944262383174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2" calcext:value-type="float">
            <text:p>2</text:p>
          </table:table-cell>
          <table:table-cell table:style-name="Normální_20_3" office:value-type="string" calcext:value-type="string">
            <text:p>MDC</text:p>
          </table:table-cell>
          <table:table-cell office:value-type="float" office:value="150.39005" calcext:value-type="float">
            <text:p>150,39005</text:p>
          </table:table-cell>
          <table:table-cell office:value-type="float" office:value="8.50858995014961" calcext:value-type="float">
            <text:p>8,5085899501496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.35" calcext:value-type="float">
            <text:p>18,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Normální_20_3" office:value-type="float" office:value="3" calcext:value-type="float">
            <text:p>3</text:p>
          </table:table-cell>
          <table:table-cell table:style-name="Normální_20_3" office:value-type="string" calcext:value-type="string">
            <text:p>PCH</text:p>
          </table:table-cell>
          <table:table-cell office:value-type="float" office:value="9.25924" calcext:value-type="float">
            <text:p>9,25924</text:p>
          </table:table-cell>
          <table:table-cell office:value-type="float" office:value="0.524166344545546" calcext:value-type="float">
            <text:p>0,52416634454554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.35" calcext:value-type="float">
            <text:p>18,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1" calcext:value-type="float">
            <text:p>1</text:p>
          </table:table-cell>
          <table:table-cell table:style-name="Normální_20_3" office:value-type="string" calcext:value-type="string">
            <text:p>MCH</text:p>
          </table:table-cell>
          <table:table-cell office:value-type="float" office:value="89.10443" calcext:value-type="float">
            <text:p>89,10443</text:p>
          </table:table-cell>
          <table:table-cell office:value-type="float" office:value="5.41362582857558" calcext:value-type="float">
            <text:p>5,413625828575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.74" calcext:value-type="float">
            <text:p>24,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2" calcext:value-type="float">
            <text:p>2</text:p>
          </table:table-cell>
          <table:table-cell table:style-name="Normální_20_3" office:value-type="string" calcext:value-type="string">
            <text:p>MDC</text:p>
          </table:table-cell>
          <table:table-cell table:style-name="ce3" office:value-type="float" office:value="1269.1828675" calcext:value-type="float">
            <text:p>1269,1828675</text:p>
          </table:table-cell>
          <table:table-cell office:value-type="float" office:value="61.929170371513" calcext:value-type="float">
            <text:p>61,9291703715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.74" calcext:value-type="float">
            <text:p>24,74</text:p>
          </table:table-cell>
          <table:table-cell office:value-type="float" office:value="1370.62471069503" calcext:value-type="float">
            <text:p>1370,62471069503</text:p>
          </table:table-cell>
          <table:table-cell office:value-type="float" office:value="13.7289531918972" calcext:value-type="float">
            <text:p>13,7289531918972</text:p>
          </table:table-cell>
          <table:table-cell table:number-columns-repeated="3"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Normální_20_3" office:value-type="float" office:value="3" calcext:value-type="float">
            <text:p>3</text:p>
          </table:table-cell>
          <table:table-cell table:style-name="Normální_20_3" office:value-type="string" calcext:value-type="string">
            <text:p>PCH</text:p>
          </table:table-cell>
          <table:table-cell office:value-type="float" office:value="17.6470925" calcext:value-type="float">
            <text:p>17,6470925</text:p>
          </table:table-cell>
          <table:table-cell office:value-type="float" office:value="0.874814690466158" calcext:value-type="float">
            <text:p>0,8748146904661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.74" calcext:value-type="float">
            <text:p>24,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1" calcext:value-type="float">
            <text:p>1</text:p>
          </table:table-cell>
          <table:table-cell table:style-name="Normální_20_3" office:value-type="string" calcext:value-type="string">
            <text:p>MCH</text:p>
          </table:table-cell>
          <table:table-cell office:value-type="float" office:value="23.7772725" calcext:value-type="float">
            <text:p>23,7772725</text:p>
          </table:table-cell>
          <table:table-cell office:value-type="float" office:value="1.91066081850614" calcext:value-type="float">
            <text:p>1,9106608185061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.38" calcext:value-type="float">
            <text:p>26,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2" calcext:value-type="float">
            <text:p>2</text:p>
          </table:table-cell>
          <table:table-cell table:style-name="Normální_20_3" office:value-type="string" calcext:value-type="string">
            <text:p>MDC</text:p>
          </table:table-cell>
          <table:table-cell table:style-name="ce3" office:value-type="float" office:value="173.8418625" calcext:value-type="float">
            <text:p>173,8418625</text:p>
          </table:table-cell>
          <table:table-cell office:value-type="float" office:value="9.37975557340558" calcext:value-type="float">
            <text:p>9,37975557340558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.38" calcext:value-type="float">
            <text:p>26,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Normální_20_3" office:value-type="float" office:value="3" calcext:value-type="float">
            <text:p>3</text:p>
          </table:table-cell>
          <table:table-cell table:style-name="Normální_20_3" office:value-type="string" calcext:value-type="string">
            <text:p>PCH</text:p>
          </table:table-cell>
          <table:table-cell office:value-type="float" office:value="1007.8192475" calcext:value-type="float">
            <text:p>1007,8192475</text:p>
          </table:table-cell>
          <table:table-cell office:value-type="float" office:value="52.7887721342245" calcext:value-type="float">
            <text:p>52,788772134224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.38" calcext:value-type="float">
            <text:p>26,38</text:p>
          </table:table-cell>
          <table:table-cell office:value-type="float" office:value="1191.09298774049" calcext:value-type="float">
            <text:p>1191,09298774049</text:p>
          </table:table-cell>
          <table:table-cell office:value-type="float" office:value="11.9170742855996" calcext:value-type="float">
            <text:p>11,9170742855996</text:p>
          </table:table-cell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/>
          <table:table-cell table:style-name="Normální_20_3" table:number-columns-repeated="2"/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number-columns-repeated="10"/>
          <table:table-cell table:style-name="ce2"/>
          <table:table-cell table:number-columns-repeated="2"/>
        </table:table-row>
        <table:table-row table:style-name="ro1" table:number-rows-repeated="10">
          <table:table-cell table:number-columns-repeated="13"/>
        </table:table-row>
        <table:table-row table:style-name="ro1" table:number-rows-repeated="3">
          <table:table-cell/>
          <table:table-cell table:style-name="Normální_20_3" table:number-columns-repeated="2"/>
          <table:table-cell table:number-columns-repeated="10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8"/>
          <table:table-cell table:style-name="ce3"/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9"/>
          <table:table-cell table:style-name="ce3"/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.00.0000</text:date>, <text:time style:data-style-name="N2" text:time-value="12:18:40.531013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5:51:45.865330445</meta:creation-date>
    <dc:date>2019-08-19T12:19:28.143965353</dc:date>
    <meta:editing-duration>PT5H21M26S</meta:editing-duration>
    <meta:editing-cycles>19</meta:editing-cycles>
    <meta:generator>LibreOffice/6.1.6.3$Linux_X86_64 LibreOffice_project/10$Build-3</meta:generator>
    <meta:document-statistic meta:table-count="1" meta:cell-count="90" meta:object-count="0"/>
  </office:meta>
</office:document-meta>
</file>